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6540000163AFF3C61E6.svm"/>
  <manifest:file-entry manifest:media-type="" manifest:full-path="Pictures/20000007000065650000256B0EF24FBF.svm"/>
  <manifest:file-entry manifest:media-type="" manifest:full-path="Pictures/200000070000337900001E7EEB3A314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start" style:justify-single-word="false"/>
      <style:text-properties fo:font-style="italic" style:font-style-asian="italic" style:font-style-complex="italic"/>
    </style:style>
    <style:style style:name="P4" style:family="paragraph" style:parent-style-name="Heading_20_1">
      <style:paragraph-properties fo:text-align="center" style:justify-single-word="false"/>
    </style:style>
    <style:style style:name="P5" style:family="paragraph" style:parent-style-name="Title">
      <style:paragraph-properties fo:text-align="center" style:justify-single-word="false"/>
    </style:style>
    <style:style style:name="P6" style:family="paragraph" style:parent-style-name="Рис.">
      <style:paragraph-properties fo:text-align="center" style:justify-single-word="false"/>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P10" style:family="paragraph" style:parent-style-name="Text_20_body" style:list-style-name="L1"/>
    <style:style style:name="P11" style:family="paragraph" style:parent-style-name="Text_20_body" style:list-style-name="L1"/>
    <style:style style:name="P12" style:family="paragraph" style:parent-style-name="Text_20_body">
      <style:text-properties fo:text-transform="lowerca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text-transform="lowercase"/>
    </style:style>
    <style:style style:name="T4" style:family="text">
      <style:text-properties fo:text-transform="lowercase" fo:font-style="normal" fo:background-color="transparent"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text:h text:style-name="P4" text:outline-level="1">TicTacToe SDK</text:h>
      <text:p text:style-name="P5">Учебный комплекс программ для разработки интеллекта, <text:line-break/>играющего в крестики-нолики</text:p>
      <text:p text:style-name="P1">Краткое руководство пользователя</text:p>
      <text:p text:style-name="P1">Автор: Бреслав А. А.</text:p>
      <text:p text:style-name="P1">2007 год</text:p>
      <text:h text:style-name="Heading_20_2" text:outline-level="2">Назначение и возможности библиотеки</text:h>
      <text:p text:style-name="P3">Язык программирования: Delphi 5</text:p>
      <text:p text:style-name="P2">Операционная система: Windows XP</text:p>
      <text:p text:style-name="Text_20_body">Библиотека предназначена для обучения основам искусственного интеллекта для настольных игр на примере игры в крестики-нолики. Поле имеет ограниченный, но большой размер, игра ведется до пяти знаков в ряд. </text:p>
      <text:p text:style-name="Text_20_body">Библиотека дает обучающемуся возможность создавать реализации интеллекта любой сложности, причем не требует заниматься ни графикой, ни другими посторонними вопросами.</text:p>
      <text:h text:style-name="Heading_20_2" text:outline-level="2">Как это работает</text:h>
      <text:p text:style-name="Text_20_body">Комплект поставки состоит из</text:p>
      <text:list text:style-name="L1">
        <text:list-item>
          <text:p text:style-name="P7">Программы-сервера TicTacToe.exe</text:p>
        </text:list-item>
        <text:list-item>
          <text:p text:style-name="P7">Модуля TicTacToe.pas</text:p>
        </text:list-item>
        <text:list-item>
          <text:p text:style-name="P7">Программы-клиента, управляемой вручную Client.exe</text:p>
        </text:list-item>
        <text:list-item>
          <text:p text:style-name="P7">Исходного кода программы-клиента, управляемой вручную Client.dpr</text:p>
        </text:list-item>
        <text:list-item>
          <text:p text:style-name="P7">Программы-клиента с искусственным интеллектом Stupid.exe</text:p>
        </text:list-item>
      </text:list>
      <text:h text:style-name="Heading_20_3" text:outline-level="3">Сервер и клиенты</text:h>
      <text:p text:style-name="Text_20_body">Крестики-нолики – игра для двоих. В нашем случае оба игрока – это программы, которые могут «думать» сами или управляться человеком. Чтобы две программы могли общаться между собой и никто не мог сжульничать, используется третья программа – <text:span text:style-name="T1">сервер</text:span><text:span text:style-name="T1"><text:note text:id="ftn1" text:note-class="footnote"><text:note-citation>1</text:note-citation><text:note-body><text:p text:style-name="Footnote">Программы, работающие с сервером (не только с нашим, но и вообще с любым сервером), часто называют <text:span text:style-name="T1">клиентами</text:span> этого сервера.</text:p></text:note-body></text:note></text:span><text:span text:style-name="T2">. </text:span></text:p>
      <text:p text:style-name="Text_20_body"><text:span text:style-name="T2">Каждая программа-игрок посылает свои ходы на сервер и получает от него информацию о ходах противника. Программа, подключившаяся первой, играет крестиками. Сервер следит за тем, чтобы ходы делались по очереди и правильно (нолик или крестик ставился только в пустую клетку в пределах поля) и определяет победителя. Кроме того, в окне сервера отображается игровое поле, имена игроков и сообщения о состоянии игры (</text:span><text:span text:style-name="T4"><text:sequence-ref text:reference-format="category-and-value" text:ref-name="refРис.0">Рис. 1</text:sequence-ref></text:span><text:span text:style-name="T2">).</text:span></text:p>
      <text:p text:style-name="Text_20_body"><text:span text:style-name="T2">В окне сервера можно начать новую игру (при этом текущая игра прервется и оба игрока проиграют).</text:span></text:p>
      <text:p text:style-name="Text_20_body"><draw:frame draw:style-name="fr1" draw:name="Врезка1" text:anchor-type="paragraph" svg:width="13.176cm" draw:z-index="0"><draw:text-box fo:min-height="7.805cm"><text:p text:style-name="P6"><draw:frame draw:style-name="fr3" draw:name="Графический объект1" text:anchor-type="paragraph" svg:x="0.004cm" svg:y="0.002cm" svg:width="13.176cm" style:rel-width="100%" svg:height="7.805cm" style:rel-height="scale" draw:z-index="1"><draw:image xlink:href="Pictures/200000070000337900001E7EEB3A3144.svm" xlink:type="simple" xlink:show="embed" xlink:actuate="onLoad"/></draw:frame>Рис. <text:sequence text:ref-name="refРис.0" text:name="Рис." text:formula="ooow:Рис.+1" style:num-format="1">1</text:sequence>: Окно сервера</text:p></draw:text-box></draw:frame></text:p>
      <text:h text:style-name="Heading_20_3" text:outline-level="3">Как запустить игру</text:h>
      <text:p text:style-name="Text_20_body">Для того, чтобы запустить игру, нужно скачала запустить сервер (TicTacToe.exe), на экране появится пустое поле и сообщение о том, что сервер ждет подключения первого игрока.</text:p>
      <text:p text:style-name="Text_20_body">Затем нужно последовательно запустить двух клиентов (игроков) – первый из них будет играть крестиками, второй – ноликами. Клиенты не обязательно должны быть одинаковыми.</text:p>
      <text:h text:style-name="Heading_20_4" text:outline-level="4">Два человека</text:h>
      <text:p text:style-name="Text_20_body">Для того, чтобы поиграть самому (а не учить компьютер) используется стандартный клиент (Client.exe) окно этой программы представляет собой игровое поле, над которым отображается сообщение о состоянии игры. Щелкая мышкой в клетку поля, пользователь может поставить свой знак (крестик или нолик) в эту клетку. Поставить знак в занятую клетку или за пределы поля невозможно. Чтобы прервать игру, достаточно просто закрыть программу.</text:p>
      <text:p text:style-name="Text_20_body">Итак, чтобы поиграть вдвоем (на одном компьютере), достаточно, запустив сервер, запустить два раза Client.exe (появится два окна с одинаковыми игровыми полями), после чего каждый играет в своем окне (<text:span text:style-name="T3"><text:sequence-ref text:reference-format="category-and-value" text:ref-name="refРис.1">Рис. 2</text:sequence-ref></text:span>).</text:p>
      <text:p text:style-name="Text_20_body"><draw:frame draw:style-name="fr2" draw:name="Врезка2" text:anchor-type="paragraph" svg:width="16.999cm" draw:z-index="2"><draw:text-box fo:min-height="6.272cm"><text:p text:style-name="P6"><draw:frame draw:style-name="fr3" draw:name="Графический объект2" text:anchor-type="paragraph" svg:x="0.004cm" svg:y="0.002cm" svg:width="16.999cm" style:rel-width="100%" svg:height="6.272cm" style:rel-height="scale" draw:z-index="3"><draw:image xlink:href="Pictures/20000007000065650000256B0EF24FBF.svm" xlink:type="simple" xlink:show="embed" xlink:actuate="onLoad"/></draw:frame>Рис. <text:sequence text:ref-name="refРис.1" text:name="Рис." text:formula="ooow:Рис.+1" style:num-format="1">2</text:sequence>: Игра вдвоем</text:p></draw:text-box></draw:frame></text:p>
      <text:p text:style-name="Text_20_body">Отметим также, что, несмотря на то, что каждая программа-клиент показывает игроку игровое поле, сервер тоже его показывает. Работа сервера не зависит от того, какие клиенты к нему подключены.</text:p>
      <text:h text:style-name="Heading_20_4" text:outline-level="4">Человек и программа</text:h>
      <text:p text:style-name="Text_20_body">Если для того, чтобы один человек мог поиграть с другим (или сам с собой), нужно было запускать два одинаковых клиента, то для того, чтобы человек мог поиграть с программой, клиенты должны быть разными. В комплект поставки входит очень простая «думающая» программа Stupid.exe. Несмотря на свою простоту, эта программа все же играет по правилам, не делает ошибочных ходов и стремится выиграть. Кроме того, она отображает в окне игровое поле и некоторую информацию, которую использует алгоритм принятия решений (<text:span text:style-name="T3"><text:sequence-ref text:reference-format="category-and-value" text:ref-name="refРис.2">Рис. 3</text:sequence-ref></text:span><text:span text:style-name="T3">).</text:span></text:p>
      <text:p text:style-name="P12"><draw:frame draw:style-name="fr2" draw:name="Врезка3" text:anchor-type="paragraph" svg:width="5.717cm" draw:z-index="4"><draw:text-box fo:min-height="5.69cm"><text:p text:style-name="Рис."><draw:frame draw:style-name="fr3" draw:name="Графический объект3" text:anchor-type="paragraph" svg:x="0.004cm" svg:y="0.002cm" svg:width="5.717cm" style:rel-width="100%" svg:height="5.69cm" style:rel-height="scale" draw:z-index="5"><draw:image xlink:href="Pictures/20000007000016540000163AFF3C61E6.svm" xlink:type="simple" xlink:show="embed" xlink:actuate="onLoad"/></draw:frame>Рис. <text:sequence text:ref-name="refРис.2" text:name="Рис." text:formula="ooow:Рис.+1" style:num-format="1">3</text:sequence>: Окно программы Stupid</text:p></draw:text-box></draw:frame></text:p>
      <text:p text:style-name="Text_20_body">Также в алгоритме, используемом этой программой используется генератор случайных чисел, поэтому с ней трудно сыграть две одинаковые партии.</text:p>
      <text:p text:style-name="Text_20_body">Итак, чтобы сразиться с программой Stupid, нужно (после запуска сервера) запустить ее, а затем программу Client.exe, тогда Stupid будет играть крестиками, а человек – ноликами (если запустить программы в другом порядке, будет по-другому).</text:p>
      <text:h text:style-name="Heading_20_4" text:outline-level="4">Две программы</text:h>
      <text:p text:style-name="Text_20_body">Как легко догадаться, чтобы две программы играли между собой, достаточно запустить сервер, а потом – две эти программы. Например, если запустить Stupid.exe два раза, то алгоритм Stupid будет играть сам с собой (и сам у себя выиграет). Программы обычно думают довольно быстро, поэтому наблюдать за из игрой трудно. Чтобы замедлить ход игры, программу Stupid можно попросить делать задержку после каждого хода. Для этого нужно, запуская Stupid, в командной строке указать время задержки в миллисекундах. Например,</text:p>
      <text:p text:style-name="Text_20_body">...&gt; Stupid.exe 1000</text:p>
      <text:p text:style-name="Text_20_body">Если запустить Stupid таким образом, после каждого хода она будет ждать одну секунду (1000 миллисекунд). <text:span text:style-name="T6">ВНИМАНИЕ</text:span>: это касается только программы Stupid, а не любой программы, написанной с помощью нашей библиотеки.</text:p>
      <text:h text:style-name="Heading_20_2" text:outline-level="2">Как написать свою реализацию клиента</text:h>
      <text:h text:style-name="Heading_20_3" text:outline-level="3">Модуль TicTacToe.pas</text:h>
      <text:h text:style-name="Heading_20_3" text:outline-level="3">Правила общения с сервером (протокол)</text:h>
      <text:h text:style-name="Heading_20_3" text:outline-level="3">Пример</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Рис." style:family="paragraph" style:parent-style-name="Caption"/>
    <style:style style:name="Footnote_20_Symbol" style:display-name="Footnote Symbol" style:family="text"/>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y Breslav</meta:initial-creator>
    <meta:creation-date>2007-08-27T20:18:56</meta:creation-date>
    <dc:creator>Andrey Breslav</dc:creator>
    <dc:date>2007-08-27T22:06:53</dc:date>
    <dc:language>ru-RU</dc:language>
    <meta:editing-cycles>53</meta:editing-cycles>
    <meta:editing-duration>PT1H34M8S</meta:editing-duration>
    <meta:user-defined meta:name="Info 1"/>
    <meta:user-defined meta:name="Info 2"/>
    <meta:user-defined meta:name="Info 3"/>
    <meta:user-defined meta:name="Info 4"/>
    <meta:document-statistic meta:table-count="0" meta:image-count="3" meta:object-count="0" meta:page-count="4" meta:paragraph-count="44" meta:word-count="674" meta:character-count="4812"/>
  </office:meta>
</office:document-meta>
</file>